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ce3e" officeooo:paragraph-rsid="0017ce3e"/>
    </style:style>
    <style:style style:name="P2" style:family="paragraph" style:parent-style-name="Standard">
      <style:paragraph-properties fo:text-align="center" style:justify-single-word="false"/>
      <style:text-properties officeooo:rsid="0017ce3e" officeooo:paragraph-rsid="0017ce3e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7ce3e" officeooo:paragraph-rsid="0017ce3e" style:font-weight-asian="bold" style:font-weight-complex="bold"/>
    </style:style>
    <style:style style:name="P4" style:family="paragraph" style:parent-style-name="Standard">
      <style:text-properties fo:font-weight="bold" officeooo:rsid="001dab94" officeooo:paragraph-rsid="001dab94" style:font-weight-asian="bold" style:font-weight-complex="bold"/>
    </style:style>
    <style:style style:name="P5" style:family="paragraph" style:parent-style-name="Standard">
      <style:text-properties officeooo:rsid="0017cf7b" officeooo:paragraph-rsid="0017cf7b"/>
    </style:style>
    <style:style style:name="P6" style:family="paragraph" style:parent-style-name="Standard">
      <style:text-properties officeooo:rsid="0018f94b" officeooo:paragraph-rsid="0018f94b"/>
    </style:style>
    <style:style style:name="P7" style:family="paragraph" style:parent-style-name="Standard">
      <style:text-properties officeooo:rsid="0018f94b" officeooo:paragraph-rsid="001dab94"/>
    </style:style>
    <style:style style:name="P8" style:family="paragraph" style:parent-style-name="Standard">
      <style:text-properties officeooo:paragraph-rsid="0018f94b"/>
    </style:style>
    <style:style style:name="P9" style:family="paragraph" style:parent-style-name="Standard">
      <style:text-properties officeooo:rsid="001af462" officeooo:paragraph-rsid="001af462"/>
    </style:style>
    <style:style style:name="P10" style:family="paragraph" style:parent-style-name="Standard">
      <style:text-properties officeooo:rsid="001af462" officeooo:paragraph-rsid="001dab94"/>
    </style:style>
    <style:style style:name="P11" style:family="paragraph" style:parent-style-name="Standard">
      <style:text-properties officeooo:paragraph-rsid="001dab94"/>
    </style:style>
    <style:style style:name="P12" style:family="paragraph" style:parent-style-name="Standard">
      <style:text-properties officeooo:rsid="001dab94" officeooo:paragraph-rsid="001dab94"/>
    </style:style>
    <style:style style:name="P13" style:family="paragraph" style:parent-style-name="Standard">
      <style:text-properties style:text-underline-style="solid" style:text-underline-width="auto" style:text-underline-color="font-color" officeooo:rsid="0018f94b" officeooo:paragraph-rsid="001dab94"/>
    </style:style>
    <style:style style:name="P14" style:family="paragraph" style:parent-style-name="Standard">
      <style:text-properties fo:font-weight="bold" officeooo:rsid="001dab94" officeooo:paragraph-rsid="001dab94" style:font-weight-asian="bold" style:font-weight-complex="bold"/>
    </style:style>
    <style:style style:name="T1" style:family="text">
      <style:text-properties officeooo:rsid="0017cf7b"/>
    </style:style>
    <style:style style:name="T2" style:family="text">
      <style:text-properties officeooo:rsid="0018f94b"/>
    </style:style>
    <style:style style:name="T3" style:family="text">
      <style:text-properties officeooo:rsid="001af462"/>
    </style:style>
    <style:style style:name="T4" style:family="text">
      <style:text-properties officeooo:rsid="001bde97"/>
    </style:style>
    <style:style style:name="T5" style:family="text">
      <style:text-properties officeooo:rsid="001dab94"/>
    </style:style>
    <style:style style:name="T6" style:family="text">
      <style:text-properties fo:font-weight="bold" officeooo:rsid="001dab94" style:font-weight-asian="bold" style:font-weight-complex="bold"/>
    </style:style>
    <style:style style:name="T7" style:family="text">
      <style:text-properties officeooo:rsid="001e5188"/>
    </style:style>
    <style:style style:name="T8" style:family="text">
      <style:text-properties officeooo:rsid="001fa8f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<text:span text:style-name="T4">ompte-rendu</text:span> Projet <text:span text:style-name="T4">L</text:span>ong</text:p>
      <text:p text:style-name="P2">15 décembre 2021</text:p>
      <text:p text:style-name="P1"/>
      <text:p text:style-name="P4">FAIT</text:p>
      <text:p text:style-name="P5">Choix du sujet <text:span text:style-name="T5">fait</text:span> : <text:span text:style-name="T5">sujet1 -</text:span> reconnaissance de la langue des signes</text:p>
      <text:p text:style-name="P5"/>
      <text:p text:style-name="P12">Installation et configuration de PyCharm et OpenCV</text:p>
      <text:p text:style-name="P5"/>
      <text:p text:style-name="P12">Suivi de tutoriels pour l’utilisation d’OpenCV</text:p>
      <text:p text:style-name="P12"/>
      <text:p text:style-name="P5"/>
      <text:p text:style-name="P4">A FAIRE</text:p>
      <text:p text:style-name="P11"><text:span text:style-name="T6">1) </text:span><text:span text:style-name="T5">V</text:span><text:span text:style-name="T1">oir quelles fonctions </text:span><text:span text:style-name="T2">utiliser </text:span><text:span text:style-name="T5">sur OpenCV pour l</text:span><text:span text:style-name="T2">ocaliser une main sur une imag</text:span><text:span text:style-name="T5">e</text:span><text:span text:style-name="T2">, enlever le contours, </text:span><text:span text:style-name="T5">etc.</text:span></text:p>
      <text:p text:style-name="P6"/>
      <text:p text:style-name="P6">Difficulté : reconnaître une main (poing, <text:span text:style-name="T5">main </text:span>ouverte, doigts)</text:p>
      <text:p text:style-name="P7"/>
      <text:p text:style-name="P7">On peut tricher au <text:span text:style-name="T7">début</text:span> : on met un bracelet rouge autour de la main</text:p>
      <text:p text:style-name="P10">mettre une bague de différentes couleurs au bout de chaque doigt</text:p>
      <text:p text:style-name="P10">E.g. quand distribue des feuilles à des étudiants, selon comment elle est tournée ça donne une réponse parmi 4</text:p>
      <text:p text:style-name="P10"/>
      <text:p text:style-name="P6"/>
      <text:p text:style-name="P6"><text:span text:style-name="T6">2) </text:span>Peut on <text:span text:style-name="T8">distinguer</text:span> le fond sur une image simple (<text:span text:style-name="T8">même</text:span> avec une seule camera)</text:p>
      <text:p text:style-name="P6">Si on a un flux vidéo, pas besoin de 2 caméra pour détecter la profondeur</text:p>
      <text:p text:style-name="P7"/>
      <text:p text:style-name="P10">Peut-être que certaines choses seront plus faciles ave<text:span text:style-name="T7">c</text:span> la vidéo.</text:p>
      <text:p text:style-name="P7"/>
      <text:p text:style-name="P6"/>
      <text:p text:style-name="P6"><text:span text:style-name="T6">3) </text:span>Peut aussi prendre quelques image pour faire une BDD</text:p>
      <text:p text:style-name="P6">Les différents signes</text:p>
      <text:p text:style-name="P6"/>
      <text:p text:style-name="P6"/>
      <text:p text:style-name="P13">Plus tard</text:p>
      <text:p text:style-name="P6"><text:span text:style-name="T6">4) </text:span>réfléchir à comment détecter les doigts et leur position</text:p>
      <text:p text:style-name="P6">Peut être avec des critères assez simples : pour le p, la main est vers le bas</text:p>
      <text:p text:style-name="P8"><text:span text:style-name="T2">Faire une structure en fil barbelé avec des propriétés géométriques (main vers le bas, le haut, </text:span><text:span text:style-name="T3">poing ou non, tourné vers l’intérieur ou l’extérieur, combien de doigts on voit,</text:span><text:span text:style-name="T2"> voit-on les 3 phalanges…</text:span><text:span text:style-name="T3">)</text:span></text:p>
      <text:p text:style-name="P8"/>
      <text:p text:style-name="P8"/>
      <text:p text:style-name="P9"><text:span text:style-name="T6">5)</text:span><text:span text:style-name="T5"> </text:span>Comment séparer un changement de signe d’un mouvement correspondant à certains signes ?</text:p>
      <text:p text:style-name="P9">Peut-être prendre en compte des mini-pauses (quelques 10emes) pour séparer les différents sign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24T13:38:41.483000000</meta:creation-date>
    <dc:date>2022-02-06T11:32:30.709000000</dc:date>
    <meta:editing-duration>PT25M50S</meta:editing-duration>
    <meta:editing-cycles>8</meta:editing-cycles>
    <meta:generator>LibreOffice/6.4.6.2$Windows_X86_64 LibreOffice_project/0ce51a4fd21bff07a5c061082cc82c5ed232f115</meta:generator>
    <meta:document-statistic meta:table-count="0" meta:image-count="0" meta:object-count="0" meta:page-count="1" meta:paragraph-count="23" meta:word-count="249" meta:character-count="1459" meta:non-whitespace-character-count="1233"/>
  </office:meta>
</office:document-meta>
</file>